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1" table:default-cell-style-name="ce1"/>
        <table:table-row table:style-name="ro1">
          <table:table-cell/>
          <table:table-cell office:value-type="float" office:value="634.78">
            <text:p>634,78</text:p>
          </table:table-cell>
        </table:table-row>
        <table:table-row table:style-name="ro1">
          <table:table-cell/>
          <table:table-cell office:value-type="float" office:value="325.63">
            <text:p>325,63</text:p>
          </table:table-cell>
        </table:table-row>
        <table:table-row table:style-name="ro1">
          <table:table-cell/>
          <table:table-cell office:value-type="float" office:value="220.37">
            <text:p>220,37</text:p>
          </table:table-cell>
        </table:table-row>
        <table:table-row table:style-name="ro1">
          <table:table-cell/>
          <table:table-cell office:value-type="float" office:value="168.4">
            <text:p>168,40</text:p>
          </table:table-cell>
        </table:table-row>
        <table:table-row table:style-name="ro1">
          <table:table-cell/>
          <table:table-cell office:value-type="float" office:value="137.74">
            <text:p>137,74</text:p>
          </table:table-cell>
        </table:table-row>
        <table:table-row table:style-name="ro1">
          <table:table-cell/>
          <table:table-cell office:value-type="float" office:value="120.56">
            <text:p>120,56</text:p>
          </table:table-cell>
        </table:table-row>
        <table:table-row table:style-name="ro1">
          <table:table-cell/>
          <table:table-cell office:value-type="float" office:value="102.82">
            <text:p>102,82</text:p>
          </table:table-cell>
        </table:table-row>
        <table:table-row table:style-name="ro1">
          <table:table-cell/>
          <table:table-cell office:value-type="float" office:value="92.01">
            <text:p>92,01</text:p>
          </table:table-cell>
        </table:table-row>
        <table:table-row table:style-name="ro1">
          <table:table-cell/>
          <table:table-cell office:value-type="float" office:value="82.18">
            <text:p>82,18</text:p>
          </table:table-cell>
        </table:table-row>
        <table:table-row table:style-name="ro1">
          <table:table-cell/>
          <table:table-cell office:value-type="float" office:value="76.11">
            <text:p>76,11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Foglio1.J37" table:end-x="2.148cm" table:end-y="0.345cm" draw:z-index="0" draw:style-name="gr1" svg:width="20.13cm" svg:height="10.498cm" svg:x="0.083cm" svg:y="0.053cm">
              <draw:object draw:notify-on-update-of-ranges="Foglio1.B1:Foglio1.B1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 table:number-rows-repeated="6552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Fogli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it" fo:country="IT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9">09/03/2010</text:date>, <text:time>18.17.3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3-09T17:39:31</meta:creation-date>
    <dc:date>2010-03-09T18:17:35</dc:date>
    <meta:editing-duration>PT00H18M34S</meta:editing-duration>
    <meta:editing-cycles>3</meta:editing-cycles>
    <meta:generator>OpenOffice.org/3.1$Linux OpenOffice.org_project/310m19$Build-9420</meta:generator>
    <meta:document-statistic meta:table-count="3" meta:cell-count="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connect-bars="false" chart:auto-position="true" chart:auto-size="true" chart:treat-empty-cells="leave-gap" chart:spline-order="3" chart:sort-by-x-values="fals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chart-properties chart:symbol-type="named-symbol" chart:symbol-name="square" chart:symbol-width="0.25cm" chart:symbol-height="0.25cm" chart:data-label-number="value" chart:data-label-text="false" chart:data-label-symbol="false" chart:label-position="bottom"/>
      <style:graphic-properties draw:stroke="solid" svg:stroke-width="0.088cm" svg:stroke-color="#579d1c" draw:fill-color="#579d1c" dr3d:edge-rounding="0%"/>
      <style:text-properties fo:color="#000000" fo:font-size="7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20.131cm" svg:height="10.499cm" chart:class="chart:line" chart:style-name="ch1">
        <chart:title svg:x="7.842cm" svg:y="0.21cm" chart:style-name="ch2">
          <text:p>Esecuzione Distribuita</text:p>
        </chart:title>
        <chart:subtitle svg:x="6.678cm" svg:y="0.922cm" chart:style-name="ch3">
          <text:p>Matrice: 1.000x1.000, Iterazioni: 10.000</text:p>
        </chart:subtitle>
        <chart:plot-area chart:style-name="ch4" table:cell-range-address="Foglio1.B1:Foglio1.B10" svg:x="0.603cm" svg:y="1.582cm" svg:width="19.126cm" svg:height="8.7cm">
          <chart:axis chart:dimension="x" chart:name="primary-x" chart:style-name="ch5">
            <chart:title svg:x="9.751cm" svg:y="9.919cm" chart:style-name="ch6">
              <text:p># workers</text:p>
            </chart:title>
            <chart:grid chart:style-name="ch7" chart:class="major"/>
          </chart:axis>
          <chart:axis chart:dimension="y" chart:name="primary-y" chart:style-name="ch8">
            <chart:title svg:x="0.403cm" svg:y="6.123cm" chart:style-name="ch9">
              <text:p>t (sec.)</text:p>
            </chart:title>
            <chart:grid chart:style-name="ch7" chart:class="major"/>
          </chart:axis>
          <chart:series chart:style-name="ch10" chart:values-cell-range-address="Foglio1.B1:Foglio1.B10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34.78">
                <text:p text:id="Foglio1.B1:Foglio1.B10">634.7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5.63">
                <text:p>325.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0.37">
                <text:p>220.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8.4">
                <text:p>168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7.74">
                <text:p>137.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.56">
                <text:p>120.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2.82">
                <text:p>102.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2.01">
                <text:p>92.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2.18">
                <text:p>82.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6.11">
                <text:p>76.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